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4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5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Footnote">
      <style:text-properties fo:font-size="13pt" style:font-size-asian="13pt" style:font-size-complex="13pt"/>
    </style:style>
    <style:style style:name="P18" style:family="paragraph" style:parent-style-name="Table_20_Contents" style:list-style-name="L3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19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4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3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4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5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6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7" style:family="paragraph" style:parent-style-name="Text_20_body" style:list-style-name="L2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8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9" style:family="paragraph" style:parent-style-name="Text_20_body" style:list-style-name="L3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6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63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4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8441802576323795989" text:style-name="L1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0"><text:span text:style-name="T4">#_ </text:span>“二酸化炭素 固定”</text:p>
                </text:list-item>
                <text:list-item>
                  <text:p text:style-name="P20">“<text:span text:style-name="T6">二酸化炭素 光合成 固定量</text:span>”</text:p>
                  <text:list>
                    <text:list-item>
                      <text:p text:style-name="P20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0">#1<text:tab/>“14kgです”</text:p>
                        </text:list-item>
                        <text:list-item>
                          <text:p text:style-name="P20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/>
            </text:list-item>
          </text:list>
        </text:list-item>
      </text:list>
      <text:p text:style-name="P4"><text:soft-page-break/>[next]</text:p>
      <text:list xml:id="list4554999053630813854" text:style-name="L2">
        <text:list-item>
          <text:p text:style-name="P21">TASK : q-1 (37#20_9~.[CO2].ods)</text:p>
        </text:list-item>
      </text:list>
      <text:p text:style-name="P4">[further]</text:p>
      <text:list xml:id="list2244085633805872789" text:style-name="L3">
        <text:list-header>
          <text:p text:style-name="P50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2745599659320021226" text:style-name="L4">
        <text:list-item>
          <text:p text:style-name="P22">REVIEW </text:p>
        </text:list-item>
        <text:list-item>
          <text:p text:style-name="P22">TASK-1 : q-1</text:p>
          <text:list>
            <text:list-item>
              <text:p text:style-name="P22">T-1.1<text:span text:style-name="T6">　</text:span></text:p>
              <text:list>
                <text:list-item>
                  <text:p text:style-name="P22">search : <text:span text:style-name="T6">植林 本数</text:span></text:p>
                </text:list-item>
                <text:list-item>
                  <text:p text:style-name="P22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42">#1<text:tab/>“昭和62年春植における１ha当り植栽本数は”</text:p>
                    </text:list-item>
                    <text:list-item>
                      <text:p text:style-name="P22">==&gt;</text:p>
                    </text:list-item>
                  </text:list>
                </text:list-item>
                <text:list-item>
                  <text:p text:style-name="P22">search : <text:span text:style-name="T6">日本 自動車保有数</text:span> </text:p>
                  <text:list>
                    <text:list-item>
                      <text:p text:style-name="P22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2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</text:p>
                  <text:list>
                    <text:list-item>
                      <text:p text:style-name="P22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2">search </text:p>
                  <text:list>
                    <text:list-item>
                      <text:p text:style-name="P22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2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“<text:span text:style-name="T6">日本 CO2 内訳</text:span>”</text:p>
                  <text:list>
                    <text:list-item>
                      <text:p text:style-name="P22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2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/>
        </text:list-item>
      </text:list>
      <text:p text:style-name="P4"/>
      <text:p text:style-name="P4">[next]</text:p>
      <text:list xml:id="list2065582718530811971" text:style-name="L5">
        <text:list-item>
          <text:p text:style-name="P23">TASK : search</text:p>
          <text:list>
            <text:list-item>
              <text:p text:style-name="P47">https://duckduckgo.com/?ia=web<text:tab/>二酸化炭素 固定化</text:p>
            </text:list-item>
          </text:list>
        </text:list-item>
      </text:list>
      <text:p text:style-name="P4">[further]</text:p>
      <text:list xml:id="list1864580054885174533" text:style-name="L6">
        <text:list-item>
          <text:p text:style-name="P51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3044496472494558539" text:style-name="L7">
        <text:list-item>
          <text:p text:style-name="P24">REVIEW </text:p>
        </text:list-item>
        <text:list-item>
          <text:p text:style-name="P24">TASK-1 : q-3</text:p>
          <text:list>
            <text:list-item>
              <text:list>
                <text:list-item>
                  <text:p text:style-name="P19">search</text:p>
                  <text:list>
                    <text:list-item>
                      <text:p text:style-name="P48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4">T-1.1 : tech-1</text:p>
              <text:list>
                <text:list-item>
                  <text:p text:style-name="P24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4">#1<text:tab/>日本では、2007年度の</text:p>
                    </text:list-item>
                    <text:list-item>
                      <text:p text:style-name="P24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5">1</text:p>
          </table:table-cell>
          <table:table-cell table:style-name="表3.B1" office:value-type="string">
            <text:list xml:id="list3873019495286784014" text:style-name="L8">
              <text:list-item>
                <text:list>
                  <text:list-item>
                    <text:p text:style-name="P25">%</text:p>
                  </text:list-item>
                </text:list>
              </text:list-item>
            </text:list>
            <text:p text:style-name="P13"/>
          </table:table-cell>
          <table:table-cell table:style-name="表3.C1" office:value-type="string">
            <text:p text:style-name="P13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5">2</text:p>
          </table:table-cell>
          <table:table-cell table:style-name="表3.B2" office:value-type="string">
            <text:p text:style-name="P15"><text:s/>+34.8 % </text:p>
            <text:p text:style-name="P15"/>
          </table:table-cell>
          <table:table-cell table:style-name="表3.C2" office:value-type="string">
            <text:p text:style-name="P15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5">3</text:p>
          </table:table-cell>
          <table:table-cell table:style-name="表3.B2" office:value-type="string">
            <text:p text:style-name="P15"><office:annotation office:name="__Annotation__13009_1309051837"><dc:creator>iwabuchi ken</dc:creator><dc:date>2020-05-06T16:08:40.89</dc:date><text:p text:style-name="P64"><text:span text:style-name="T9">割合 </text:span><text:span text:style-name="T9">in </text:span><text:span text:style-name="T9">全体</text:span></text:p></office:annotation>14.49<office:annotation-end office:name="__Annotation__13009_1309051837"/> %</text:p>
            <text:p text:style-name="P15"/>
          </table:table-cell>
          <table:table-cell table:style-name="表3.C2" office:value-type="string">
            <text:p text:style-name="P13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5">4</text:p>
          </table:table-cell>
          <table:table-cell table:style-name="表3.B2" office:value-type="string">
            <text:p text:style-name="P15"/>
          </table:table-cell>
          <table:table-cell table:style-name="表3.C2" office:value-type="string">
            <text:list xml:id="list8042764759419671069" text:style-name="L9">
              <text:list-item>
                <text:p text:style-name="P26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43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43"><text:soft-page-break/>m1における、火力発電所が占める割合が、100%とする（θ1）</text:p>
              </text:list-item>
              <text:list-item>
                <text:p text:style-name="P43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3"/>
      <text:p text:style-name="P4">[next]</text:p>
      <text:list xml:id="list8868037884367573022" text:style-name="L10">
        <text:list-item>
          <text:p text:style-name="P27">TASK<text:span text:style-name="T6"> : q-3 (cont.)</text:span></text:p>
          <text:list>
            <text:list-item>
              <text:p text:style-name="P27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44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7987079856990151228" text:style-name="L11">
        <text:list-item>
          <text:p text:style-name="P28"><text:span text:style-name="T4">#_ </text:span>REVIEW </text:p>
        </text:list-item>
        <text:list-item>
          <text:p text:style-name="P28">TASK-1</text:p>
          <text:list>
            <text:list-item>
              <text:p text:style-name="P28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45"><text:soft-page-break/>“CO2固定技術には様々な”</text:p>
                </text:list-item>
                <text:list-item>
                  <text:p text:style-name="P45"><text:span text:style-name="T4">#_ </text:span>#2<text:tab/>“排ガスをCO2を選択的に溶解できる” </text:p>
                </text:list-item>
                <text:list-item>
                  <text:p text:style-name="P45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8">TASK-2 : do-2</text:p>
          <text:list>
            <text:list-item>
              <text:p text:style-name="P28">split CO2 ==&gt; search</text:p>
              <text:list>
                <text:list-item>
                  <text:p text:style-name="P28">M-3</text:p>
                </text:list-item>
                <text:list-item>
                  <text:p text:style-name="P28">M-4 </text:p>
                  <text:list>
                    <text:list-item>
                      <text:list>
                        <text:list-item>
                          <text:p text:style-name="P28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8">#1<text:tab/>“The solution devised by a team ”</text:p>
                    </text:list-item>
                    <text:list-item>
                      <text:p text:style-name="P28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348722814092391736" text:style-name="L12">
        <text:list-item>
          <text:p text:style-name="P29">TASK : M-4, #2</text:p>
          <text:list>
            <text:list-item>
              <text:p text:style-name="P29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9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8864731202879150681" text:style-name="L13">
        <text:list-item>
          <text:p text:style-name="P30">CO2 <text:span text:style-name="T6">膜分離　=&gt;　</text:span><office:annotation office:name="__Annotation__13048_1309051837"><dc:creator>iwabuchi ken</dc:creator><dc:date>2020-05-06T18:06:40.91</dc:date><text:p text:style-name="P64"><text:span text:style-name="T9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162470484483466997" text:style-name="L14">
        <text:list-item>
          <text:p text:style-name="P31">REVIEW </text:p>
        </text:list-item>
        <text:list-item>
          <text:p text:style-name="P31"><text:span text:style-name="T4">#_ </text:span>TASK-1 : M-4, #2</text:p>
          <text:list>
            <text:list-item>
              <text:p text:style-name="P31">#2<text:tab/>“That's why scientists have been working”</text:p>
              <text:list>
                <text:list-item>
                  <text:p text:style-name="P31">Marcel Schreier<text:tab/>:people </text:p>
                </text:list-item>
              </text:list>
            </text:list-item>
          </text:list>
        </text:list-item>
        <text:list-item>
          <text:p text:style-name="P31"><text:span text:style-name="T4">#_ </text:span>TASK-2 : M-5</text:p>
          <text:list>
            <text:list-item>
              <text:p text:style-name="P31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1">#1<text:tab/>“The activity of this catalyst”</text:p>
                  <text:list>
                    <text:list-item>
                      <text:p text:style-name="P31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303864726030648268" text:style-name="L15">
        <text:list-item>
          <text:p text:style-name="P32">TASK-1 : read docs ==&gt; M-6 ~</text:p>
        </text:list-item>
        <text:list-item>
          <text:p text:style-name="P32">TASK-2 : search ==&gt; “CO2 split” (<office:annotation office:name="__Annotation__18747_1668087087"><dc:creator>iwabuchi ken</dc:creator><dc:date>2020-05-09T18:16:24.92</dc:date><text:p text:style-name="P64"><text:span text:style-name="T9">search</text:span></text:p></office:annotation>s<office:annotation-end office:name="__Annotation__18747_1668087087"/>-1)</text:p>
        </text:list-item>
      </text:list>
      <text:p text:style-name="P4">[further]</text:p>
      <text:list xml:id="list6394049385998852091" text:style-name="L16">
        <text:list-item>
          <text:p text:style-name="P52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4697054850930803930" text:style-name="L17">
        <text:list-item>
          <text:p text:style-name="P33">REVIEW </text:p>
        </text:list-item>
        <text:list-item>
          <text:p text:style-name="P33">TASK-1 : M-6</text:p>
          <text:list>
            <text:list-item>
              <text:p text:style-name="P33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5692458" text:continue-numbering="true" text:style-name="L17">
          <text:list-item>
            <text:list>
              <text:list-item>
                <text:list>
                  <text:list-item>
                    <text:p text:style-name="P33">Michael Grätzel<text:tab/><text:tab/>:people</text:p>
                  </text:list-item>
                  <text:list-item>
                    <text:p text:style-name="P33">Grätzel cells<text:tab/><text:tab/>:w</text:p>
                  </text:list-item>
                  <text:list-item>
                    <text:p text:style-name="P33">Jingshan Luo<text:tab/>:p</text:p>
                  </text:list-item>
                </text:list>
              </text:list-item>
            </text:list>
          </text:list-item>
        </text:list>
      </text:section>
      <text:list xml:id="list35701721" text:continue-numbering="true" text:style-name="L17">
        <text:list-item>
          <text:list>
            <text:list-item>
              <text:list>
                <text:list-item>
                  <text:p text:style-name="P33">"oxygen evolution" reaction<text:tab/>:w</text:p>
                </text:list-item>
                <text:list-item>
                  <text:p text:style-name="P33">#2<text:tab/>“This is the first time “</text:p>
                </text:list-item>
              </text:list>
            </text:list-item>
          </text:list>
        </text:list-item>
        <text:list-item>
          <text:p text:style-name="P33">TASK-2 : M-9 :d-2</text:p>
          <text:list>
            <text:list-item>
              <text:p text:style-name="P33">#1<text:tab/>“One of the best studied”</text:p>
            </text:list-item>
            <text:list-item>
              <text:p text:style-name="P33">#2<text:tab/>“He put a layer of them”</text:p>
            </text:list-item>
            <text:list-item>
              <text:p text:style-name="P33">#3<text:tab/>“Graetzel’s team sought to”</text:p>
            </text:list-item>
            <text:list-item>
              <text:p text:style-name="P33">#4<text:tab/>“a record 13.4% of the energy”</text:p>
            </text:list-item>
            <text:list-item>
              <text:p text:style-name="P33">#5<text:tab/>“Nate Lewis,”</text:p>
            </text:list-item>
          </text:list>
        </text:list-item>
      </text:list>
      <text:p text:style-name="P4">[next]</text:p>
      <text:list xml:id="list3412990523591650484" text:style-name="L18">
        <text:list-item>
          <text:p text:style-name="P34">TASK : M-8</text:p>
          <text:list>
            <text:list-item>
              <text:p text:style-name="P34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427206021556349795" text:style-name="L19">
        <text:list-item>
          <text:p text:style-name="P35">REVIEW </text:p>
        </text:list-item>
        <text:list-item>
          <text:p text:style-name="P35">TASK-1 : M-8<text:tab/>:d-1</text:p>
          <text:list>
            <text:list-item>
              <text:p text:style-name="P35">#1<text:tab/>“vacuum ultraviolet light”</text:p>
              <text:list>
                <text:list-item>
                  <text:p text:style-name="P35">VUV<text:tab/>:w</text:p>
                </text:list-item>
              </text:list>
            </text:list-item>
          </text:list>
        </text:list-item>
        <text:list-item>
          <text:p text:style-name="P35">TASK-2 : M-11 :d-2</text:p>
          <text:list>
            <text:list-item>
              <text:p text:style-name="P35">#1<text:tab/>“Whereas on a single atom”</text:p>
            </text:list-item>
            <text:list-item>
              <text:p text:style-name="P35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5">#2<text:tab/>“In addition to ”</text:p>
            </text:list-item>
            <text:list-item>
              <text:p text:style-name="P35">#3<text:tab/>“To get a closer look”</text:p>
            </text:list-item>
          </text:list>
        </text:list-item>
      </text:list>
      <text:p text:style-name="P4">[next]</text:p>
      <text:list xml:id="list4310572451838249054" text:style-name="L20">
        <text:list-item>
          <text:p text:style-name="P36">TASK : M-11 : #3 “To get a closer look”</text:p>
          <text:list>
            <text:list-item>
              <text:p text:style-name="P36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6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4356366102364485782" text:style-name="L21">
        <text:list-item>
          <text:p text:style-name="P53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4287125228829968438" text:style-name="L22">
        <text:list-item>
          <text:p text:style-name="P37">REVIEW </text:p>
        </text:list-item>
        <text:list-item>
          <text:p text:style-name="P37"><text:span text:style-name="T4">#_ </text:span>TASK-1 : M-11 : #3 “To get a closer look” <text:s/>:d-1</text:p>
          <text:list>
            <text:list-item>
              <text:p text:style-name="P37">#3 “To get a closer look” </text:p>
              <text:list>
                <text:list-item>
                  <text:p text:style-name="P37">graphene<text:tab/>:w [20200514_144633</text:p>
                </text:list-item>
              </text:list>
            </text:list-item>
          </text:list>
        </text:list-item>
        <text:list-item>
          <text:p text:style-name="P37"><text:span text:style-name="T4">#_ </text:span>TASK-2 : M-12 :d-2</text:p>
          <text:list>
            <text:list-item>
              <text:p text:style-name="P37">#1<text:tab/>“Oxygen Production Rate”</text:p>
              <text:list>
                <text:list-item>
                  <text:p text:style-name="P37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7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3404702580429186657" text:style-name="L23">
        <text:list-item>
          <text:p text:style-name="P54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5703975" text:continue-list="list3044496472494558539" text:style-name="L7">
        <text:list-item>
          <text:p text:style-name="P24">REVIEW </text:p>
        </text:list-item>
        <text:list-item>
          <text:p text:style-name="P24">TASK-1 : M-13<text:tab/>:d-1</text:p>
          <text:list>
            <text:list-item>
              <text:p text:style-name="P24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4">#3<text:tab/>本发明的解决方案是一种</text:p>
                  <text:list>
                    <text:list-item>
                      <text:p text:style-name="P24">尾气<text:tab/><text:tab/>:w</text:p>
                    </text:list-item>
                    <text:list-item>
                      <text:p text:style-name="P24">降解<text:tab/><text:tab/>:w</text:p>
                      <text:list>
                        <text:list-item>
                          <text:p text:style-name="P24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4">#4<text:tab/>在步骤c中进行下述化学反应</text:p>
                  <text:list>
                    <text:list-item>
                      <text:p text:style-name="P24">二次氧化<text:tab/><text:tab/>:w</text:p>
                    </text:list-item>
                  </text:list>
                </text:list-item>
                <text:list-item>
                  <text:p text:style-name="P24"><text:span text:style-name="T4">#_ </text:span>#5<text:tab/>在步骤d中进行 </text:p>
                </text:list-item>
                <text:list-item>
                  <text:p text:style-name="P24">#6<text:tab/>由于本发明在反应槽分解之前</text:p>
                </text:list-item>
              </text:list>
            </text:list-item>
            <text:list-item>
              <text:p text:style-name="P24"><text:span text:style-name="T4">#_ </text:span>M-13a<text:tab/><text:tab/>:d-2</text:p>
              <text:list>
                <text:list-item>
                  <text:p text:style-name="P24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4">#2<text:tab/>界面上反应元素的</text:p>
                      <text:list>
                        <text:list-item>
                          <text:p text:style-name="P24"><text:soft-page-break/>传质过程<text:tab/><text:tab/>:w</text:p>
                        </text:list-item>
                        <text:list-item>
                          <text:p text:style-name="P24">氧化焰<text:tab/><text:tab/>:w</text:p>
                        </text:list-item>
                      </text:list>
                    </text:list-item>
                    <text:list-item>
                      <text:p text:style-name="P24"/>
                    </text:list-item>
                  </text:list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3035598630968472617" text:style-name="L24">
        <text:list-item>
          <text:p text:style-name="P55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569029281656315899" text:style-name="L25">
        <text:list-item>
          <text:p text:style-name="P38">REVIEW </text:p>
        </text:list-item>
        <text:list-item>
          <text:p text:style-name="P38">TASK-1 : <text:s/>M-13</text:p>
          <text:list>
            <text:list-item>
              <text:p text:style-name="P38">#7<text:tab/>“由于在本发明的每一步骤之后”</text:p>
            </text:list-item>
            <text:list-item>
              <text:p text:style-name="P38">==&gt; comp</text:p>
              <text:list>
                <text:list-item>
                  <text:p text:style-name="P38"><text:span text:style-name="T4">#_ </text:span>text file</text:p>
                  <text:list>
                    <text:list-item>
                      <text:p text:style-name="P38">add ==&gt; datetime</text:p>
                    </text:list-item>
                  </text:list>
                </text:list-item>
                <text:list-item>
                  <text:p text:style-name="P38"><text:soft-page-break/><text:span text:style-name="T4">#_ </text:span>sheet</text:p>
                  <text:list>
                    <text:list-item>
                      <text:p text:style-name="P38">enter : “ended” datetime</text:p>
                    </text:list-item>
                    <text:list-item>
                      <text:p text:style-name="P38">change color : <text:span text:style-name="T6">黄色４</text:span></text:p>
                    </text:list-item>
                  </text:list>
                </text:list-item>
                <text:list-item>
                  <text:p text:style-name="P46">sheet : 37#23_11.[CO2].[admin].ods : tab “4_memos”</text:p>
                  <text:list>
                    <text:list-item>
                      <text:p text:style-name="P46">add new info</text:p>
                      <text:list>
                        <text:list-item>
                          <text:p text:style-name="P46">method</text:p>
                        </text:list-item>
                      </text:list>
                    </text:list-item>
                  </text:list>
                </text:list-item>
                <text:list-item>
                  <text:p text:style-name="P46">documentation</text:p>
                  <text:list>
                    <text:list-item>
                      <text:p text:style-name="P46">what found </text:p>
                    </text:list-item>
                    <text:list-item>
                      <text:p text:style-name="P46">questions</text:p>
                      <text:list>
                        <text:list-item>
                          <text:p text:style-name="P46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46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5679799" text:continue-numbering="true" text:style-name="L25">
          <text:list-item>
            <text:list>
              <text:list-item>
                <text:p text:style-name="P38">#3</text:p>
                <text:list>
                  <text:list-item>
                    <text:p text:style-name="P38">adsorption<text:tab/>:w</text:p>
                  </text:list-item>
                </text:list>
              </text:list-item>
              <text:list-item>
                <text:p text:style-name="P38">#4</text:p>
                <text:list>
                  <text:list-item>
                    <text:p text:style-name="P38">one-millionth of a metre</text:p>
                    <text:list>
                      <text:list-item>
                        <text:p text:style-name="P38">==&gt; <office:annotation office:name="__Annotation__20261_982960151"><dc:creator>iwabuchi ken</dc:creator><dc:date>2020-05-17T18:12:49.06</dc:date><text:p text:style-name="P64"><text:span text:style-name="T9">https://ja.wikipedia.org/wiki/</text:span><text:span text:style-name="T9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5701239" text:continue-numbering="true" text:style-name="L25">
        <text:list-item>
          <text:list>
            <text:list-item>
              <text:p text:style-name="P46">documentation</text:p>
              <text:list>
                <text:list-item>
                  <text:p text:style-name="P46">what found </text:p>
                </text:list-item>
                <text:list-item>
                  <text:p text:style-name="P46">questions</text:p>
                  <text:list>
                    <text:list-item>
                      <text:p text:style-name="P46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46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695683375730169366" text:style-name="L26">
        <text:list-item>
          <text:p text:style-name="P56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196591966289156142" text:style-name="L27">
        <text:list-item>
          <text:p text:style-name="P39">REVIEW </text:p>
        </text:list-item>
        <text:list-item>
          <text:p text:style-name="P39">TASK-1 : M-15,n</text:p>
        </text:list-item>
      </text:list>
      <text:section text:style-name="Sect1" text:name="セクション3">
        <text:list xml:id="list35690736" text:continue-numbering="true" text:style-name="L27">
          <text:list-item>
            <text:list>
              <text:list-item>
                <text:p text:style-name="P39">read</text:p>
                <text:list>
                  <text:list-item>
                    <text:p text:style-name="P39">#1</text:p>
                  </text:list-item>
                  <text:list-item>
                    <text:p text:style-name="P39">#2</text:p>
                  </text:list-item>
                  <text:list-item>
                    <text:p text:style-name="P39">#3</text:p>
                  </text:list-item>
                  <text:list-item>
                    <text:p text:style-name="P39">#4</text:p>
                  </text:list-item>
                  <text:list-item>
                    <text:p text:style-name="P39">#5</text:p>
                  </text:list-item>
                </text:list>
              </text:list-item>
            </text:list>
          </text:list-item>
        </text:list>
      </text:section>
      <text:list xml:id="list35678993" text:continue-numbering="true" text:style-name="L27">
        <text:list-item>
          <text:list>
            <text:list-item>
              <text:p text:style-name="P39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5">1</text:p>
          </table:table-cell>
          <table:table-cell table:style-name="表6.B1" office:value-type="string">
            <text:p text:style-name="P13">CO2 can be converted to ==&gt; ethanol, formic acid, a.o.</text:p>
          </table:table-cell>
        </table:table-row>
      </table:table>
      <text:list xml:id="list35702402" text:continue-numbering="true" text:style-name="L27">
        <text:list-item>
          <text:p text:style-name="P39">TASK-2 : M-16,n<text:tab/>/ :d-2</text:p>
          <text:list>
            <text:list-item>
              <text:p text:style-name="P39">read</text:p>
              <text:list>
                <text:list-item>
                  <text:p text:style-name="P39">#1</text:p>
                  <text:list>
                    <text:list-item>
                      <text:p text:style-name="P39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39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6">1</text:p>
          </table:table-cell>
          <table:table-cell table:style-name="表7.B1" office:value-type="string">
            <text:p text:style-name="P13">formate ==&gt; a form of strorage for RE<text:note text:id="ftn6" text:note-class="footnote"><text:note-citation>6</text:note-citation><text:note-body><text:p text:style-name="P17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3">#1.1</text:p>
          </table:table-cell>
        </table:table-row>
        <table:table-row>
          <table:table-cell table:style-name="表7.A2" office:value-type="float" office:value="2">
            <text:p text:style-name="P16">2</text:p>
          </table:table-cell>
          <table:table-cell table:style-name="表7.B2" office:value-type="string">
            <text:p text:style-name="P13">TEOA ==&gt; enhance catalytic reactions</text:p>
          </table:table-cell>
          <table:table-cell table:style-name="表7.C2" office:value-type="string">
            <text:p text:style-name="P13">#3</text:p>
          </table:table-cell>
        </table:table-row>
        <table:table-row>
          <table:table-cell table:style-name="表7.A2" office:value-type="float" office:value="3">
            <text:p text:style-name="P16">3</text:p>
          </table:table-cell>
          <table:table-cell table:style-name="表7.B2" office:value-type="string">
            <text:p text:style-name="P13">this paper ==&gt; use ruthenium catalysit</text:p>
          </table:table-cell>
          <table:table-cell table:style-name="表7.C2" office:value-type="string">
            <text:p text:style-name="P13">#[TWX]</text:p>
          </table:table-cell>
        </table:table-row>
      </table:table>
      <text:list xml:id="list35682786" text:continue-numbering="true" text:style-name="L27">
        <text:list-item>
          <text:list>
            <text:list-item>
              <text:p text:style-name="P39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5">1</text:p>
          </table:table-cell>
          <table:table-cell table:style-name="表8.B1" office:value-type="string">
            <text:p text:style-name="P13">Earth-abundant photocatalytic systems for the visible-light-driven reduction of CO2 to CO†<text:note text:id="ftn7" text:note-class="footnote"><text:note-citation>7</text:note-citation><text:note-body><text:p text:style-name="P13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3">search “electron donor BIH”</text:p>
          </table:table-cell>
        </table:table-row>
      </table:table>
      <text:list xml:id="list35691811" text:continue-numbering="true" text:style-name="L27">
        <text:list-item>
          <text:list>
            <text:list-item>
              <text:p text:style-name="P39"/>
            </text:list-item>
          </text:list>
        </text:list-item>
      </text:list>
      <text:p text:style-name="P4"/>
      <text:p text:style-name="P4">[next] </text:p>
      <text:list xml:id="list4991761977467281233" text:style-name="L28">
        <text:list-item>
          <text:p text:style-name="P40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7228809184098376954" text:style-name="L32">
        <text:list-item>
          <text:p text:style-name="P41">REVIEW </text:p>
        </text:list-item>
        <text:list-item>
          <text:p text:style-name="P41">TASK-1 : <text:span text:style-name="T3">https://duckduckgo.com/?ia=web<text:tab/>split CO2</text:span></text:p>
          <text:list>
            <text:list-item>
              <text:p text:style-name="P41">FOUND</text:p>
              <text:list>
                <text:list-item>
                  <text:p text:style-name="P41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2718862654458377825" text:style-name="L29">
        <text:list-item>
          <text:p text:style-name="P57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1"/>
      <text:p text:style-name="P2">@@@</text:p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XXX</text:p>
      <text:p text:style-name="P4"/>
      <text:p text:style-name="P4">[do] <text:span text:style-name="T4">#_ </text:span></text:p>
      <text:list xml:id="list35688443" text:continue-list="list35703975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/>
        </text:list-item>
      </text:list>
      <text:p text:style-name="P4"/>
      <text:p text:style-name="P4">[next]</text:p>
      <text:list xml:id="list7984530989747311037" text:style-name="L33">
        <text:list-item>
          <text:p text:style-name="P59">TASK</text:p>
        </text:list-item>
      </text:list>
      <text:p text:style-name="P4">[further]</text:p>
      <text:p text:style-name="P11"><text:soft-page-break/><text:line-break/><text:span text:style-name="T5">[/ XXX] </text:span></text:p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5693476" text:continue-list="list35688443" text:style-name="L7">
        <text:list-item>
          <text:p text:style-name="P24">REVIEW </text:p>
        </text:list-item>
        <text:list-item>
          <text:p text:style-name="P24">TASK-1</text:p>
        </text:list-item>
        <text:list-item>
          <text:p text:style-name="P24"/>
        </text:list-item>
      </text:list>
      <text:p text:style-name="P4"/>
      <text:p text:style-name="P4">[next]</text:p>
      <text:list xml:id="list6729107327914076750" text:style-name="L30">
        <text:list-item>
          <text:p text:style-name="P58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20200427_130632 /</text:span></text:p>
      <text:p text:style-name="P3">------------------------------------------ DOCS (Materials)</text:p>
      <text:p text:style-name="P3">https://ja.wikipedia.org/wiki/カルビン回路</text:p>
      <text:p text:style-name="P3">https://ja.wikipedia.org/wiki/カルビン回路#カルビン回路の反応</text:p>
      <text:p text:style-name="P3"><text:soft-page-break/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/>
      <text:p text:style-name="P3"><text:soft-page-break/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4"/>
          </table:table-cell>
          <table:table-cell table:style-name="表2.A1" office:value-type="string">
            <text:p text:style-name="P14"/>
          </table:table-cell>
          <table:table-cell table:style-name="表2.C1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A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22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2901050203702569001" text:style-name="L31">
              <text:list-item>
                <text:p text:style-name="P18">C/P</text:p>
              </text:list-item>
              <text:list-item>
                <text:p text:style-name="P18">change</text:p>
                <text:list>
                  <text:list-item>
                    <text:p text:style-name="P18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/>
      <text:p text:style-name="P9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19T15:47:50.69</dc:date>
    <dc:creator>iwabuchi ken</dc:creator>
    <meta:editing-duration>PT17H47M9S</meta:editing-duration>
    <meta:editing-cycles>102</meta:editing-cycles>
    <meta:generator>OpenOffice/4.1.3$Win32 OpenOffice.org_project/413m1$Build-9783</meta:generator>
    <meta:document-statistic meta:table-count="8" meta:image-count="0" meta:object-count="0" meta:page-count="26" meta:paragraph-count="465" meta:word-count="2581" meta:character-count="13808"/>
  </office:meta>
</office:document-meta>
</file>